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none" draw:textarea-horizontal-align="center" draw:textarea-vertical-align="middle" loext:decorative="false"/>
    </style:style>
    <style:style style:name="gr3" style:family="graphic" style:parent-style-name="standard">
      <style:graphic-properties draw:fill="none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loext:decorative="false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5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7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2cm" fo:min-width="0.25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197cm" loext:decorative="false"/>
      <style:paragraph-properties style:writing-mode="lr-tb"/>
    </style:style>
    <style:style style:name="gr13" style:family="graphic" style:parent-style-name="standard">
      <style:graphic-properties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6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7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785cm" loext:decorative="false"/>
      <style:paragraph-properties style:writing-mode="lr-tb"/>
    </style:style>
    <style:style style:name="gr17" style:family="graphic" style:parent-style-name="objectwithoutfill">
      <style:graphic-properties draw:fill="none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2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87cm" loext:decorative="false"/>
      <style:paragraph-properties style:writing-mode="lr-tb"/>
    </style:style>
    <style:style style:name="gr20" style:family="graphic" style:parent-style-name="objectwithoutfill">
      <style:graphic-properties draw:fill="none" draw:textarea-horizontal-align="center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2.314cm" svg:height="0.728cm" svg:x="6.558cm" svg:y="1.953cm">
          <text:p text:style-name="P1"><text:span text:style-name="T1">Persona</text:span></text:p>
        </draw:rect>
        <draw:rect draw:style-name="gr1" draw:text-style-name="P2" draw:layer="layout" svg:width="2.084cm" svg:height="0.728cm" svg:x="10.791cm" svg:y="19.619cm">
          <text:p text:style-name="P1"><text:span text:style-name="T1">Proyecto</text:span></text:p>
        </draw:rect>
        <draw:rect draw:style-name="gr1" draw:text-style-name="P2" xml:id="id7" draw:id="id7" draw:layer="layout" svg:width="2.595cm" svg:height="0.728cm" svg:x="14.949cm" svg:y="13.313cm">
          <text:p text:style-name="P1"><text:span text:style-name="T1">Voluntario</text:span></text:p>
        </draw:rect>
        <draw:rect draw:style-name="gr1" draw:text-style-name="P2" xml:id="id6" draw:id="id6" draw:layer="layout" svg:width="2.499cm" svg:height="0.804cm" svg:x="10.396cm" svg:y="13.346cm">
          <text:p text:style-name="P1"><text:span text:style-name="T1">Asalariado</text:span></text:p>
        </draw:rect>
        <draw:rect draw:style-name="gr1" draw:text-style-name="P2" xml:id="id10" draw:id="id10" draw:layer="layout" svg:width="2.415cm" svg:height="0.719cm" svg:x="12.394cm" svg:y="8.295cm">
          <text:p text:style-name="P1"><text:span text:style-name="T1">Trabajador</text:span></text:p>
        </draw:rect>
        <draw:rect draw:style-name="gr1" draw:text-style-name="P2" xml:id="id15" draw:id="id15" draw:layer="layout" svg:width="3.54cm" svg:height="0.728cm" svg:x="2.544cm" svg:y="8.249cm">
          <text:p text:style-name="P1"><text:span text:style-name="T1">Socio</text:span></text:p>
        </draw:rect>
        <draw:rect draw:style-name="gr1" draw:text-style-name="P2" xml:id="id3" draw:id="id3" draw:layer="layout" svg:width="3.043cm" svg:height="0.728cm" svg:x="2.817cm" svg:y="20.645cm">
          <text:p text:style-name="P1"><text:span text:style-name="T1">ONG</text:span></text:p>
        </draw:rect>
        <draw:rect draw:style-name="gr2" draw:text-style-name="P3" xml:id="id9" draw:id="id9" draw:layer="layout" svg:width="2.448cm" svg:height="3.209cm" svg:x="10.592cm" svg:y="19.453cm">
          <text:p/>
        </draw:rect>
        <draw:rect draw:style-name="gr3" draw:text-style-name="P3" draw:layer="layout" svg:width="2.15cm" svg:height="2.15cm" svg:x="10.758cm" svg:y="20.379cm">
          <text:p text:style-name="P4"><text:span text:style-name="T2">Num_Orden</text:span></text:p>
          <text:p text:style-name="P4"><text:span text:style-name="T3">Pais</text:span></text:p>
          <text:p text:style-name="P4"><text:span text:style-name="T3">Zona</text:span></text:p>
          <text:p text:style-name="P4"><text:span text:style-name="T3">Objetivo</text:span></text:p>
          <text:p text:style-name="P4"><text:span text:style-name="T3">Num_Ben</text:span></text:p>
        </draw:rect>
        <draw:rect draw:style-name="gr3" draw:text-style-name="P3" draw:layer="layout" svg:width="2.596cm" svg:height="1.508cm" svg:x="14.965cm" svg:y="14.04cm">
          <text:p text:style-name="P4"><text:span text:style-name="T3">Fec_Nac</text:span></text:p>
          <text:p text:style-name="P4"><text:span text:style-name="T3">Profesion</text:span></text:p>
          <text:p text:style-name="P4"><text:span text:style-name="T3">Num_Horas</text:span></text:p>
        </draw:rect>
        <draw:rect draw:style-name="gr3" draw:text-style-name="P3" draw:layer="layout" svg:width="2.499cm" svg:height="1.65cm" svg:x="10.396cm" svg:y="14.135cm">
          <text:p text:style-name="P4"><text:span text:style-name="T3"/></text:p>
          <text:p text:style-name="P4"><text:span text:style-name="T3"/></text:p>
          <text:p text:style-name="P4"><text:span text:style-name="T3">Cargo</text:span></text:p>
          <text:p text:style-name="P4"><text:span text:style-name="T3">Sueldo</text:span></text:p>
          <text:p text:style-name="P4"><text:span text:style-name="T3">SS</text:span></text:p>
          <text:p text:style-name="P4"><text:span text:style-name="T3">IRPF</text:span></text:p>
          <text:p text:style-name="P4"><text:span text:style-name="T3"/></text:p>
          <text:p text:style-name="P4"><text:span text:style-name="T3"/></text:p>
        </draw:rect>
        <draw:rect draw:style-name="gr3" draw:text-style-name="P3" xml:id="id4" draw:id="id4" draw:layer="layout" svg:width="2.415cm" svg:height="1.652cm" svg:x="12.394cm" svg:y="8.989cm">
          <text:p text:style-name="P4"><text:span text:style-name="T3">Fec_Ingreso</text:span></text:p>
        </draw:rect>
        <draw:rect draw:style-name="gr3" draw:text-style-name="P3" xml:id="id2" draw:id="id2" draw:layer="layout" svg:width="3.54cm" svg:height="1.574cm" svg:x="2.559cm" svg:y="9.01cm">
          <text:p text:style-name="P4"><text:span text:style-name="T3"/></text:p>
          <text:p text:style-name="P4"><text:span text:style-name="T3"/></text:p>
          <text:p text:style-name="P4"><text:span text:style-name="T3">Direccion</text:span></text:p>
          <text:p text:style-name="P4"><text:span text:style-name="T3">Telefono</text:span></text:p>
          <text:p text:style-name="P4"><text:span text:style-name="T3">Provincia</text:span></text:p>
          <text:p text:style-name="P4"><text:span text:style-name="T3"/></text:p>
          <text:p text:style-name="P4"><text:span text:style-name="T3"/></text:p>
        </draw:rect>
        <draw:rect draw:style-name="gr3" draw:text-style-name="P3" xml:id="id17" draw:id="id17" draw:layer="layout" svg:width="3.043cm" svg:height="3.506cm" svg:x="2.817cm" svg:y="21.372cm">
          <text:p text:style-name="P4"><text:span text:style-name="T2">Cod_Aso</text:span></text:p>
          <text:p text:style-name="P4"><text:span text:style-name="T3">CIF</text:span></text:p>
          <text:p text:style-name="P4"><text:span text:style-name="T3">Nombre</text:span></text:p>
          <text:p text:style-name="P4"><text:span text:style-name="T3">Direccion</text:span></text:p>
          <text:p text:style-name="P4"><text:span text:style-name="T3">Provincia</text:span></text:p>
          <text:p text:style-name="P4"><text:span text:style-name="T3">Tipo(E,I,D..)</text:span></text:p>
          <text:p text:style-name="P4"><text:span text:style-name="T3">Utilidad_Pub(S/N)</text:span></text:p>
        </draw:rect>
        <draw:custom-shape draw:style-name="gr4" draw:text-style-name="P5" xml:id="id5" draw:id="id5" draw:layer="layout" svg:width="0.694cm" svg:height="0.761cm" svg:x="13.245cm" svg:y="12.225cm">
          <text:p text:style-name="P1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3" xml:id="id13" draw:id="id13" draw:layer="layout" svg:width="2.315cm" svg:height="1.605cm" svg:x="6.546cm" svg:y="2.663cm">
          <text:p text:style-name="P4"><text:span text:style-name="T4">Cod_Persona</text:span></text:p>
          <text:p text:style-name="P4"><text:span text:style-name="T3">DNI</text:span></text:p>
          <text:p text:style-name="P4"><text:span text:style-name="T3">Nombre</text:span></text:p>
          <text:p text:style-name="P4"><text:span text:style-name="T3"/></text:p>
        </draw:rect>
        <draw:custom-shape draw:style-name="gr4" draw:text-style-name="P5" xml:id="id16" draw:id="id16" draw:layer="layout" svg:width="1.984cm" svg:height="2.051cm" svg:x="6.831cm" svg:y="15.664cm">
          <text:p text:style-name="P1"><text:span text:style-name="T3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2" draw:id="id12" draw:layer="layout" svg:width="1.984cm" svg:height="1.952cm" svg:x="13.971cm" svg:y="18.792cm">
          <text:p text:style-name="P1"><text:span text:style-name="T3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8" draw:id="id8" draw:layer="layout" svg:width="2.348cm" svg:height="2.349cm" svg:x="6.058cm" svg:y="25.2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1" draw:id="id11" draw:layer="layout" svg:width="1.984cm" svg:height="1.952cm" svg:x="15.971cm" svg:y="7.694cm">
          <text:p text:style-name="P1"><text:span text:style-name="T3">Trabaj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8" draw:id="id18" draw:layer="layout" svg:width="1.984cm" svg:height="1.952cm" svg:x="6.256cm" svg:y="25.495cm">
          <text:p text:style-name="P1"><text:span text:style-name="T3">Organi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" draw:id="id1" draw:layer="layout" svg:width="1.984cm" svg:height="1.952cm" svg:x="3.334cm" svg:y="15.733cm">
          <text:p text:style-name="P1"><text:span text:style-name="T3">Colabo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4.326cm" svg:y1="15.733cm" svg:x2="4.329cm" svg:y2="10.584cm" draw:start-shape="id1" draw:start-glue-point="4" draw:end-shape="id2" draw:end-glue-point="2" svg:d="M4326 15733v-2574h3v-2575" svg:viewBox="0 0 4 5150">
          <text:p/>
        </draw:connector>
        <draw:connector draw:style-name="gr7" draw:text-style-name="P1" draw:layer="layout" svg:x1="4.326cm" svg:y1="17.685cm" svg:x2="4.338cm" svg:y2="20.645cm" draw:start-shape="id1" draw:start-glue-point="6" draw:end-shape="id3" draw:end-glue-point="0" svg:d="M4326 17685v1481h12v1479" svg:viewBox="0 0 13 2961">
          <text:p/>
        </draw:connector>
        <draw:frame draw:style-name="gr8" draw:text-style-name="P6" draw:layer="layout" svg:width="0.756cm" svg:height="0.657cm" svg:x="14.813cm" svg:y="7.799cm">
          <draw:text-box>
            <text:p><text:span text:style-name="T1">N</text:span></text:p>
          </draw:text-box>
        </draw:frame>
        <draw:frame draw:style-name="gr9" draw:text-style-name="P6" draw:layer="layout" svg:width="1.285cm" svg:height="0.657cm" svg:x="4.344cm" svg:y="19.937cm">
          <draw:text-box>
            <text:p><text:span text:style-name="T1">(0,N)</text:span></text:p>
          </draw:text-box>
        </draw:frame>
        <draw:frame draw:style-name="gr10" draw:text-style-name="P7" draw:layer="layout" svg:width="0.756cm" svg:height="0.645cm" svg:x="9.932cm" svg:y="20.311cm">
          <draw:text-box>
            <text:p><text:span text:style-name="T3">N</text:span></text:p>
          </draw:text-box>
        </draw:frame>
        <draw:frame draw:style-name="gr8" draw:text-style-name="P6" draw:layer="layout" svg:width="0.756cm" svg:height="0.657cm" svg:x="11.846cm" svg:y="22.662cm">
          <draw:text-box>
            <text:p><text:span text:style-name="T1">N</text:span></text:p>
          </draw:text-box>
        </draw:frame>
        <draw:frame draw:style-name="gr8" draw:text-style-name="P6" draw:layer="layout" svg:width="0.756cm" svg:height="0.657cm" svg:x="11.184cm" svg:y="18.656cm">
          <draw:text-box>
            <text:p><text:span text:style-name="T1">N</text:span></text:p>
          </draw:text-box>
        </draw:frame>
        <draw:frame draw:style-name="gr11" draw:text-style-name="P6" draw:layer="layout" svg:width="0.756cm" svg:height="2.832cm" svg:x="4.417cm" svg:y="10.818cm">
          <draw:text-box>
            <text:p><text:span text:style-name="T1">N</text:span></text:p>
          </draw:text-box>
        </draw:frame>
        <draw:frame draw:style-name="gr8" draw:text-style-name="P6" draw:layer="layout" svg:width="0.756cm" svg:height="0.657cm" svg:x="11.638cm" svg:y="9.261cm">
          <draw:text-box>
            <text:p><text:span text:style-name="T1">N</text:span></text:p>
          </draw:text-box>
        </draw:frame>
        <draw:frame draw:style-name="gr12" draw:text-style-name="P6" draw:layer="layout" svg:width="0.697cm" svg:height="0.657cm" svg:x="4.263cm" svg:y="24.929cm">
          <draw:text-box>
            <text:p><text:span text:style-name="T1">1</text:span></text:p>
          </draw:text-box>
        </draw:frame>
        <draw:frame draw:style-name="gr12" draw:text-style-name="P6" draw:layer="layout" svg:width="0.697cm" svg:height="0.657cm" svg:x="12.904cm" svg:y="21.084cm">
          <draw:text-box>
            <text:p><text:span text:style-name="T1">1</text:span></text:p>
          </draw:text-box>
        </draw:frame>
        <draw:frame draw:style-name="gr12" draw:text-style-name="P6" draw:layer="layout" svg:width="0.697cm" svg:height="0.657cm" svg:x="5.794cm" svg:y="22.419cm">
          <draw:text-box>
            <text:p><text:span text:style-name="T1">1</text:span></text:p>
          </draw:text-box>
        </draw:frame>
        <draw:connector draw:style-name="gr6" draw:text-style-name="P1" draw:layer="layout" draw:type="line" svg:x1="13.601cm" svg:y1="10.641cm" svg:x2="13.592cm" svg:y2="12.225cm" draw:start-shape="id4" draw:start-glue-point="2" draw:end-shape="id5" draw:end-glue-point="4" svg:d="M13601 10641l-9 1584" svg:viewBox="0 0 10 1585">
          <text:p/>
        </draw:connector>
        <draw:connector draw:style-name="gr13" draw:text-style-name="P1" draw:layer="layout" draw:type="line" svg:x1="13.245cm" svg:y1="12.606cm" svg:x2="11.645cm" svg:y2="13.346cm" draw:start-shape="id5" draw:start-glue-point="6" draw:end-shape="id6" draw:end-glue-point="0" svg:d="M13245 12606l-1600 740" svg:viewBox="0 0 1601 741">
          <text:p/>
        </draw:connector>
        <draw:connector draw:style-name="gr13" draw:text-style-name="P1" draw:layer="layout" draw:type="line" svg:x1="13.939cm" svg:y1="12.606cm" svg:x2="16.246cm" svg:y2="13.313cm" draw:start-shape="id5" draw:start-glue-point="10" draw:end-shape="id7" draw:end-glue-point="0" svg:d="M13939 12606l2307 707" svg:viewBox="0 0 2308 708">
          <text:p/>
        </draw:connector>
        <draw:connector draw:style-name="gr6" draw:text-style-name="P1" draw:layer="layout" svg:x1="8.406cm" svg:y1="26.472cm" svg:x2="10.592cm" svg:y2="21.057cm" draw:start-shape="id8" draw:start-glue-point="7" draw:end-shape="id9" draw:end-glue-point="3" svg:d="M8406 26472h1094v-5415h1092" svg:viewBox="0 0 2187 5416">
          <text:p/>
        </draw:connector>
        <draw:connector draw:style-name="gr13" draw:text-style-name="P1" draw:layer="layout" svg:x1="14.809cm" svg:y1="8.654cm" svg:x2="15.971cm" svg:y2="8.67cm" draw:start-shape="id10" draw:start-glue-point="1" draw:end-shape="id11" draw:end-glue-point="5" svg:d="M14809 8654h581v16h581" svg:viewBox="0 0 1163 17">
          <text:p/>
        </draw:connector>
        <draw:connector draw:style-name="gr7" draw:text-style-name="P1" draw:layer="layout" svg:x1="17.955cm" svg:y1="8.67cm" svg:x2="11.816cm" svg:y2="22.662cm" draw:start-shape="id11" draw:start-glue-point="7" draw:end-shape="id9" draw:end-glue-point="2" svg:d="M17955 8670h502v14493h-6641v-501" svg:viewBox="0 0 6642 14494">
          <text:p/>
        </draw:connector>
        <draw:connector draw:style-name="gr13" draw:text-style-name="P1" draw:layer="layout" svg:x1="13.04cm" svg:y1="21.057cm" svg:x2="14.963cm" svg:y2="20.744cm" draw:start-shape="id9" draw:start-glue-point="1" draw:end-shape="id12" draw:end-glue-point="6" svg:d="M13040 21057h1923v-313" svg:viewBox="0 0 1924 314">
          <text:p/>
        </draw:connector>
        <draw:connector draw:style-name="gr6" draw:text-style-name="P1" draw:layer="layout" draw:type="line" svg:x1="7.703cm" svg:y1="4.268cm" svg:x2="7.704cm" svg:y2="6.133cm" draw:start-shape="id13" draw:start-glue-point="2" draw:end-shape="id14" draw:end-glue-point="4" svg:d="M7703 4268l1 1865" svg:viewBox="0 0 2 1866">
          <text:p/>
        </draw:connector>
        <draw:custom-shape draw:style-name="gr4" draw:text-style-name="P5" xml:id="id14" draw:id="id14" draw:layer="layout" svg:width="0.694cm" svg:height="0.761cm" svg:x="7.357cm" svg:y="6.133cm">
          <text:p text:style-name="P1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314cm" svg:y1="8.249cm" svg:x2="7.458cm" svg:y2="6.783cm" draw:start-shape="id15" draw:start-glue-point="0" draw:end-shape="id14" draw:end-glue-point="7" svg:d="M4314 8249l3144-1466" svg:viewBox="0 0 3145 1467">
          <text:p/>
        </draw:connector>
        <draw:connector draw:style-name="gr13" draw:text-style-name="P1" draw:layer="layout" draw:type="line" svg:x1="7.95cm" svg:y1="6.783cm" svg:x2="13.601cm" svg:y2="8.295cm" draw:start-shape="id14" draw:start-glue-point="9" draw:end-shape="id10" draw:end-glue-point="0" svg:d="M7950 6783l5651 1512" svg:viewBox="0 0 5652 1513">
          <text:p/>
        </draw:connector>
        <draw:connector draw:style-name="gr6" draw:text-style-name="P1" draw:layer="layout" svg:x1="7.823cm" svg:y1="15.664cm" svg:x2="12.394cm" svg:y2="9.815cm" draw:start-shape="id16" draw:start-glue-point="4" draw:end-shape="id4" draw:end-glue-point="3" svg:d="M7823 15664v-5849h4571" svg:viewBox="0 0 4572 5850">
          <text:p/>
        </draw:connector>
        <draw:connector draw:style-name="gr13" draw:text-style-name="P1" draw:layer="layout" svg:x1="5.86cm" svg:y1="23.125cm" svg:x2="7.823cm" svg:y2="17.715cm" draw:start-shape="id17" draw:start-glue-point="1" draw:end-shape="id16" draw:end-glue-point="6" svg:d="M5860 23125h1963v-5410" svg:viewBox="0 0 1964 5411">
          <text:p/>
        </draw:connector>
        <draw:connector draw:style-name="gr13" draw:text-style-name="P1" draw:layer="layout" svg:x1="4.338cm" svg:y1="24.878cm" svg:x2="6.256cm" svg:y2="26.471cm" draw:start-shape="id17" draw:start-glue-point="2" draw:end-shape="id18" draw:end-glue-point="5" svg:d="M4338 24878v1593h1918" svg:viewBox="0 0 1919 1594">
          <text:p/>
        </draw:connector>
        <draw:connector draw:style-name="gr13" draw:text-style-name="P1" draw:layer="layout" svg:x1="11.816cm" svg:y1="19.453cm" svg:x2="14.963cm" svg:y2="18.792cm" draw:start-shape="id9" draw:end-shape="id12" draw:end-glue-point="4" svg:d="M11816 19453v-1162h3147v501" svg:viewBox="0 0 3148 1163">
          <text:p/>
        </draw:connector>
        <draw:ellipse draw:style-name="gr3" draw:text-style-name="P5" xml:id="id19" draw:id="id19" draw:layer="layout" svg:width="1.679cm" svg:height="0.654cm" svg:x="1.565cm" svg:y="14.908cm">
          <text:p text:style-name="P4"><text:span text:style-name="T3">Fec_Alta</text:span></text:p>
        </draw:ellipse>
        <draw:ellipse draw:style-name="gr3" draw:text-style-name="P5" xml:id="id20" draw:id="id20" draw:layer="layout" svg:width="2.305cm" svg:height="0.816cm" svg:x="1.394cm" svg:y="17.468cm">
          <text:p text:style-name="P4"><text:span text:style-name="T3">Cuota_Men</text:span></text:p>
        </draw:ellipse>
        <draw:connector draw:style-name="gr13" draw:text-style-name="P1" draw:layer="layout" draw:type="line" svg:x1="2.404cm" svg:y1="15.562cm" svg:x2="3.334cm" svg:y2="16.709cm" draw:start-shape="id19" draw:start-glue-point="2" draw:end-shape="id1" draw:end-glue-point="5" svg:d="M2404 15562l930 1147" svg:viewBox="0 0 931 1148">
          <text:p/>
        </draw:connector>
        <draw:connector draw:style-name="gr13" draw:text-style-name="P1" draw:layer="layout" draw:type="line" svg:x1="2.546cm" svg:y1="17.468cm" svg:x2="3.334cm" svg:y2="16.709cm" draw:start-shape="id20" draw:start-glue-point="0" draw:end-shape="id1" draw:end-glue-point="5" svg:d="M2546 17468l788-759" svg:viewBox="0 0 789 760">
          <text:p/>
        </draw:connector>
        <draw:frame draw:style-name="gr14" draw:text-style-name="P8" draw:layer="layout" svg:width="3.961cm" svg:height="0.963cm" svg:x="1.992cm" svg:y="1.565cm">
          <draw:text-box>
            <text:p>ER_E <text:s/>ONG</text:p>
          </draw:text-box>
        </draw:frame>
        <draw:frame draw:style-name="gr9" draw:text-style-name="P6" draw:layer="layout" svg:width="1.285cm" svg:height="0.657cm" svg:x="3.137cm" svg:y="10.733cm">
          <draw:text-box>
            <text:p><text:span text:style-name="T1">(1,N)</text:span></text:p>
          </draw:text-box>
        </draw:frame>
        <draw:frame draw:style-name="gr8" draw:text-style-name="P6" draw:layer="layout" svg:width="0.756cm" svg:height="0.657cm" svg:x="3.648cm" svg:y="20.036cm">
          <draw:text-box>
            <text:p><text:span text:style-name="T1">N</text:span></text:p>
          </draw:text-box>
        </draw:frame>
        <draw:frame draw:style-name="gr9" draw:text-style-name="P6" draw:layer="layout" svg:width="1.285cm" svg:height="0.657cm" svg:x="11.218cm" svg:y="10.023cm">
          <draw:text-box>
            <text:p><text:span text:style-name="T1">(1,N)</text:span></text:p>
          </draw:text-box>
        </draw:frame>
        <draw:frame draw:style-name="gr15" draw:text-style-name="P6" draw:layer="layout" svg:width="1.226cm" svg:height="0.657cm" svg:x="9.482cm" svg:y="21.09cm">
          <draw:text-box>
            <text:p><text:span text:style-name="T1">(1,1)</text:span></text:p>
          </draw:text-box>
        </draw:frame>
        <draw:frame draw:style-name="gr9" draw:text-style-name="P6" draw:layer="layout" svg:width="1.285cm" svg:height="0.657cm" svg:x="2.996cm" svg:y="24.845cm">
          <draw:text-box>
            <text:p><text:span text:style-name="T1">(0,N)</text:span></text:p>
          </draw:text-box>
        </draw:frame>
        <draw:frame draw:style-name="gr9" draw:text-style-name="P6" draw:layer="layout" svg:width="1.285cm" svg:height="0.657cm" svg:x="10.535cm" svg:y="22.683cm">
          <draw:text-box>
            <text:p><text:span text:style-name="T1">(0,N)</text:span></text:p>
          </draw:text-box>
        </draw:frame>
        <draw:frame draw:style-name="gr9" draw:text-style-name="P6" draw:layer="layout" svg:width="1.285cm" svg:height="0.657cm" svg:x="12.983cm" svg:y="20.38cm">
          <draw:text-box>
            <text:p><text:span text:style-name="T1">(0,N)</text:span></text:p>
          </draw:text-box>
        </draw:frame>
        <draw:frame draw:style-name="gr16" draw:text-style-name="P6" draw:layer="layout" svg:width="1.285cm" svg:height="0.772cm" svg:x="14.832cm" svg:y="8.966cm">
          <draw:text-box>
            <text:p><text:span text:style-name="T1">(0,N)</text:span></text:p>
          </draw:text-box>
        </draw:frame>
        <draw:frame draw:style-name="gr15" draw:text-style-name="P6" draw:layer="layout" svg:width="1.226cm" svg:height="0.657cm" svg:x="11.759cm" svg:y="18.672cm">
          <draw:text-box>
            <text:p><text:span text:style-name="T1">(0,1)</text:span></text:p>
          </draw:text-box>
        </draw:frame>
        <draw:path draw:style-name="gr17" draw:text-style-name="P9" draw:layer="layout" svg:width="0.713cm" svg:height="0.524cm" svg:x="5.804cm" svg:y="7.163cm" svg:viewBox="0 0 714 525" svg:d="M70 0c-284 423 370 615 644 484">
          <text:p/>
        </draw:path>
        <draw:path draw:style-name="gr17" draw:text-style-name="P9" draw:layer="layout" svg:width="0.515cm" svg:height="0.736cm" svg:x="10.713cm" svg:y="7.131cm" svg:viewBox="0 0 516 737" svg:d="M0 678c417 264 716-434 354-646l-225-32">
          <text:p/>
        </draw:path>
        <draw:frame draw:style-name="gr18" draw:text-style-name="P7" draw:layer="layout" svg:width="1.924cm" svg:height="0.645cm" svg:x="12.875cm" svg:y="17.747cm">
          <draw:text-box>
            <text:p><text:span text:style-name="T3">Depende</text:span></text:p>
          </draw:text-box>
        </draw:frame>
        <draw:frame draw:style-name="gr19" draw:text-style-name="P7" draw:layer="layout" svg:width="1.37cm" svg:height="0.645cm" svg:x="13.68cm" svg:y="21.135cm">
          <draw:text-box>
            <text:p text:style-name="P1"><text:span text:style-name="T3">Tiene</text:span></text:p>
          </draw:text-box>
        </draw:frame>
        <draw:connector draw:style-name="gr17" draw:text-style-name="P9" draw:layer="layout" draw:type="line" svg:x1="7.248cm" svg:y1="25.495cm" svg:x2="7.248cm" svg:y2="25.495cm" draw:start-shape="id18" draw:end-shape="id18" svg:d="M7248 25495z" svg:viewBox="0 0 1 1">
          <text:p/>
        </draw:connector>
        <draw:connector draw:style-name="gr17" draw:text-style-name="P9" draw:layer="layout" draw:type="line" svg:x1="8.24cm" svg:y1="26.471cm" svg:x2="8.24cm" svg:y2="26.471cm" draw:start-shape="id18" draw:end-shape="id18" draw:end-glue-point="7" svg:d="M8240 26471z" svg:viewBox="0 0 1 1">
          <text:p/>
        </draw:connector>
        <draw:line draw:style-name="gr20" draw:text-style-name="P9" draw:layer="layout" svg:x1="6.709cm" svg:y1="25.986cm" svg:x2="7.749cm" svg:y2="26.033cm">
          <text:p text:style-name="P1">ID</text:p>
        </draw:line>
        <draw:ellipse draw:style-name="gr3" draw:text-style-name="P5" xml:id="id21" draw:id="id21" draw:layer="layout" svg:width="2.305cm" svg:height="0.816cm" svg:x="4.75cm" svg:y="13.925cm">
          <text:p text:style-name="P4"><text:span text:style-name="T3">Cuota_Anual(Deri)</text:span></text:p>
        </draw:ellipse>
        <draw:connector draw:style-name="gr17" draw:text-style-name="P9" draw:layer="layout" draw:type="line" svg:x1="5.318cm" svg:y1="16.709cm" svg:x2="5.902cm" svg:y2="14.741cm" draw:start-shape="id1" draw:start-glue-point="7" draw:end-shape="id21" draw:end-glue-point="2" svg:d="M5318 16709l584-1968" svg:viewBox="0 0 585 1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talina </meta:initial-creator>
    <meta:creation-date>2012-06-01T09:27:40.46</meta:creation-date>
    <dc:date>2024-11-13T10:56:53.103000000</dc:date>
    <meta:editing-duration>PT17H11M51S</meta:editing-duration>
    <meta:editing-cycles>13</meta:editing-cycles>
    <meta:generator>LibreOffice/24.2.4.2$Windows_X86_64 LibreOffice_project/51a6219feb6075d9a4c46691dcfe0cd9c4fff3c2</meta:generator>
    <meta:document-statistic meta:object-count="72"/>
  </office:meta>
</office:document-meta>
</file>